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999999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27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694cm"/>
    </style:style>
    <style:style style:name="gr5" style:family="graphic" style:parent-style-name="objectwithoutfill">
      <style:graphic-properties svg:stroke-color="#c5000b" draw:marker-end="Arrow" draw:marker-end-width="0.127cm" draw:fill="none" draw:textarea-vertical-align="middle"/>
    </style:style>
    <style:style style:name="gr6" style:family="graphic" style:parent-style-name="objectwithoutfill">
      <style:graphic-properties draw:marker-end="Arrow" draw:marker-end-width="0.127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0000" style:font-name="Liberation Sans1" fo:font-size="10pt" style:font-size-asian="10pt" style:font-size-complex="10pt"/>
    </style:style>
    <style:style style:name="P4" style:family="paragraph">
      <style:paragraph-properties fo:text-align="center"/>
      <style:text-properties style:text-position="sub 58%" fo:font-size="10pt" style:font-size-asian="10pt" style:font-size-complex="10pt"/>
    </style:style>
    <style:style style:name="P5" style:family="paragraph">
      <style:paragraph-properties fo:text-align="center">
        <style:tab-stops/>
      </style:paragraph-properties>
      <style:text-properties fo:color="#000000" fo:font-size="8pt" style:font-size-asian="8pt" style:font-size-complex="8pt"/>
    </style:style>
    <style:style style:name="P6" style:family="paragraph">
      <style:paragraph-properties fo:text-align="center">
        <style:tab-stops/>
      </style:paragraph-properties>
      <style:text-properties fo:color="#000000" style:font-name="Liberation Sans1"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style:text-properties fo:color="#333333" fo:font-size="8pt" style:font-size-asian="8pt" style:font-size-complex="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3.175cm" svg:x="5.56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33cm" svg:height="0.645cm" svg:x="0.135cm" svg:y="0.635cm">
          <draw:text-box>
            <text:p text:style-name="P2"><text:span text:style-name="T1">Thread A</text:span></text:p>
          </draw:text-box>
        </draw:frame>
        <draw:frame draw:style-name="gr2" draw:text-style-name="P3" draw:layer="layout" svg:width="1.954cm" svg:height="0.645cm" svg:x="0.135cm" svg:y="1.37cm">
          <draw:text-box>
            <text:p text:style-name="P2"><text:span text:style-name="T1">Thread B</text:span></text:p>
          </draw:text-box>
        </draw:frame>
        <draw:line draw:style-name="gr3" draw:text-style-name="P4" draw:layer="layout" svg:x1="0.135cm" svg:y1="2.33cm" svg:x2="8.763cm" svg:y2="2.33cm">
          <text:p text:style-name="P1"><text:span text:style-name="T2">time</text:span></text:p>
        </draw:line>
        <draw:frame draw:style-name="gr2" draw:text-style-name="P5" draw:layer="layout" svg:width="2.026cm" svg:height="0.569cm" svg:x="1.781cm" svg:y="0.673cm">
          <draw:text-box>
            <text:p text:style-name="P2"><text:span text:style-name="T3">a.wait();</text:span></text:p>
          </draw:text-box>
        </draw:frame>
        <draw:frame draw:style-name="gr2" draw:text-style-name="P5" xml:id="id1" draw:id="id1" draw:layer="layout" svg:width="2.026cm" svg:height="0.569cm" svg:x="3.368cm" svg:y="1.408cm">
          <draw:text-box>
            <text:p text:style-name="P2"><text:span text:style-name="T3">a.wait();</text:span></text:p>
          </draw:text-box>
        </draw:frame>
        <draw:frame draw:style-name="gr4" draw:text-style-name="P6" xml:id="id2" draw:id="id2" draw:layer="layout" svg:width="2.852cm" svg:height="0.564cm" svg:x="2.955cm" svg:y="2.593cm">
          <draw:text-box>
            <text:p text:style-name="P2"><text:span text:style-name="T4">B starves to death.</text:span></text:p>
          </draw:text-box>
        </draw:frame>
        <draw:connector draw:style-name="gr5" draw:text-style-name="P7" draw:layer="layout" draw:type="line" svg:x1="4.381cm" svg:y1="1.977cm" svg:x2="4.381cm" svg:y2="2.593cm" draw:start-shape="id1" draw:start-glue-point="2" draw:end-shape="id2" draw:end-glue-point="0" svg:d="M4381 1977v616" svg:viewBox="0 0 1 617">
          <text:p/>
        </draw:connector>
        <draw:connector draw:style-name="gr6" draw:text-style-name="P7" draw:layer="layout" draw:type="curve" draw:line-skew="-0.307cm -0.18cm" svg:x1="6.295cm" svg:y1="1.021cm" svg:x2="6.358cm" svg:y2="0.958cm" draw:start-shape="id3" draw:start-glue-point="8" draw:end-shape="id3" draw:end-glue-point="10" svg:d="M6295 1021c0 291 192 242 328 154s216-217-265-217" svg:viewBox="0 0 433 286">
          <text:p/>
        </draw:connector>
        <draw:frame draw:style-name="gr7" draw:layer="layout" svg:width="1.905cm" svg:height="0.877cm" svg:x="5.496cm" svg:y="0.039cm">
          <draw:text-box>
            <text:p><text:span text:style-name="T5">A in ∞ loop or dies.</text:span></text:p>
          </draw:text-box>
        </draw:frame>
        <draw:frame draw:style-name="gr8" draw:text-style-name="P8" draw:layer="layout" svg:width="2.056cm" svg:height="0.564cm" draw:transform="rotate (1.3536773678468) translate (5.949cm 3.16cm)">
          <draw:text-box>
            <text:p><text:span text:style-name="T6">Critical zone</text:span></text:p>
          </draw:text-box>
        </draw:frame>
        <draw:custom-shape draw:style-name="gr9" draw:text-style-name="P1" xml:id="id3" draw:id="id3" draw:layer="layout" svg:width="0.127cm" svg:height="0.127cm" svg:x="6.231cm" svg:y="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.857cm" svg:height="0.569cm" svg:x="7.108cm" svg:y="0.673cm">
          <draw:text-box>
            <text:p text:style-name="P2"><text:span text:style-name="T3">a.sig();</text:span></text:p>
          </draw:text-box>
        </draw:frame>
        <draw:frame draw:style-name="gr2" draw:text-style-name="P5" draw:layer="layout" svg:width="1.857cm" svg:height="0.569cm" svg:x="7.108cm" svg:y="1.408cm">
          <draw:text-box>
            <text:p text:style-name="P2"><text:span text:style-name="T3">a.</text:span><text:span text:style-name="T3">sig</text:span><text:span text:style-name="T3">()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8.89cm" fo:page-height="3.1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5-01-08T18:37:02.424697000</dc:date>
    <meta:editing-duration>PT12H32M3S</meta:editing-duration>
    <meta:editing-cycles>56</meta:editing-cycles>
    <meta:generator>LibreOffice/4.2.8.2$MacOSX_x86 LibreOffice_project/48d50dbfc06349262c9d50868e5c1f630a573ebd</meta:generator>
    <meta:document-statistic meta:object-count="14"/>
  </office:meta>
</office:document-meta>
</file>